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02c" officeooo:paragraph-rsid="001ae02c"/>
    </style:style>
    <style:style style:name="P2" style:family="paragraph" style:parent-style-name="Standard">
      <style:text-properties officeooo:rsid="001b5df4" officeooo:paragraph-rsid="001b5df4"/>
    </style:style>
    <style:style style:name="P3" style:family="paragraph" style:parent-style-name="Standard">
      <style:text-properties officeooo:rsid="001c7750" officeooo:paragraph-rsid="001c7750"/>
    </style:style>
    <style:style style:name="P4" style:family="paragraph" style:parent-style-name="Standard">
      <style:text-properties officeooo:rsid="001dfef1" officeooo:paragraph-rsid="001dfef1"/>
    </style:style>
    <style:style style:name="P5" style:family="paragraph" style:parent-style-name="Standard">
      <style:text-properties officeooo:rsid="001e7e76" officeooo:paragraph-rsid="001e7e76"/>
    </style:style>
    <style:style style:name="P6" style:family="paragraph" style:parent-style-name="Standard">
      <style:text-properties officeooo:rsid="001e7e76" officeooo:paragraph-rsid="002186f8"/>
    </style:style>
    <style:style style:name="P7" style:family="paragraph" style:parent-style-name="Standard">
      <style:text-properties officeooo:rsid="001e7e76" officeooo:paragraph-rsid="00244754"/>
    </style:style>
    <style:style style:name="P8" style:family="paragraph" style:parent-style-name="Standard">
      <style:text-properties officeooo:rsid="001fffa0" officeooo:paragraph-rsid="001fffa0"/>
    </style:style>
    <style:style style:name="P9" style:family="paragraph" style:parent-style-name="Standard">
      <style:text-properties officeooo:rsid="002186f8" officeooo:paragraph-rsid="002186f8"/>
    </style:style>
    <style:style style:name="P10" style:family="paragraph" style:parent-style-name="Standard">
      <style:text-properties officeooo:rsid="00237287" officeooo:paragraph-rsid="00237287"/>
    </style:style>
    <style:style style:name="P11" style:family="paragraph" style:parent-style-name="Standard">
      <style:text-properties officeooo:rsid="00244754" officeooo:paragraph-rsid="00244754"/>
    </style:style>
    <style:style style:name="P12" style:family="paragraph" style:parent-style-name="Standard">
      <style:text-properties officeooo:rsid="00244754" officeooo:paragraph-rsid="00257184"/>
    </style:style>
    <style:style style:name="P13" style:family="paragraph" style:parent-style-name="Standard">
      <style:text-properties officeooo:rsid="00244754" officeooo:paragraph-rsid="00244754"/>
    </style:style>
    <style:style style:name="T1" style:family="text">
      <style:text-properties officeooo:rsid="001fff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第八天作业答案：</text:p>
      <text:p text:style-name="P1"/>
      <text:p text:style-name="P1">mysql&gt; create database classinfo　 charset=utf8;</text:p>
      <text:p text:style-name="P1"/>
      <text:p text:style-name="P1">create table teachers(</text:p>
      <text:p text:style-name="P1"><text:s text:c="4"/>-&gt; tid int auto_increment,</text:p>
      <text:p text:style-name="P1"><text:s text:c="4"/>-&gt; tname varchar(40) not null,</text:p>
      <text:p text:style-name="P1"><text:s text:c="4"/>-&gt; phonenum char(11),</text:p>
      <text:p text:style-name="P1"><text:s text:c="4"/>-&gt; primary key(tid)</text:p>
      <text:p text:style-name="P1"><text:s text:c="4"/>-&gt; );</text:p>
      <text:p text:style-name="P1"/>
      <text:p text:style-name="P1">create table classes(</text:p>
      <text:p text:style-name="P1"><text:s text:c="4"/>-&gt; cid int auto_increment,</text:p>
      <text:p text:style-name="P1"><text:s text:c="4"/>-&gt; caption varchar(40) not null,</text:p>
      <text:p text:style-name="P1"><text:s text:c="4"/>-&gt; teacherid int,</text:p>
      <text:p text:style-name="P1"><text:s text:c="4"/>-&gt; primary key (cid),</text:p>
      <text:p text:style-name="P1"><text:s text:c="4"/>-&gt; foreign key(teacherid) references teachers(tid)</text:p>
      <text:p text:style-name="P1"><text:s text:c="4"/>-&gt; );</text:p>
      <text:p text:style-name="P1"/>
      <text:p text:style-name="P1"><text:s/>create table students(</text:p>
      <text:p text:style-name="P1"><text:s text:c="4"/>-&gt; sid int auto_increment,</text:p>
      <text:p text:style-name="P1"><text:s text:c="4"/>-&gt; sname varchar(20) not null,</text:p>
      <text:p text:style-name="P1"><text:s text:c="4"/>-&gt; gender int default 0,</text:p>
      <text:p text:style-name="P1"><text:s text:c="4"/>-&gt; classid int,</text:p>
      <text:p text:style-name="P1"><text:s text:c="4"/>-&gt; primary key(sid),</text:p>
      <text:p text:style-name="P1"><text:s text:c="4"/>-&gt; foreign key (classid) references classes(cid)</text:p>
      <text:p text:style-name="P1"><text:s text:c="4"/>-&gt; );</text:p>
      <text:p text:style-name="P1"/>
      <text:p text:style-name="P2">create table course(</text:p>
      <text:p text:style-name="P2"><text:s text:c="4"/>-&gt; cid int,</text:p>
      <text:p text:style-name="P2"><text:s text:c="4"/>-&gt; teacherid int,</text:p>
      <text:p text:style-name="P2"><text:s text:c="4"/>-&gt; cname varchar(40) not null,</text:p>
      <text:p text:style-name="P2"><text:s text:c="4"/>-&gt; primary key(cid),</text:p>
      <text:p text:style-name="P2"><text:s text:c="4"/>-&gt; foreign key(teacherid) references teachers(tid)</text:p>
      <text:p text:style-name="P2"><text:s text:c="4"/>-&gt; );</text:p>
      <text:p text:style-name="P2"/>
      <text:p text:style-name="P3"/>
      <text:p text:style-name="P3"><text:s/>INSERT INTO classes values (1,'三年级二班',2),(2,'一年级三班',2),(3,' <text:s/>年级一班',3),(4,'五年级六班',2);</text:p>
      <text:p text:style-name="P3">INSERT INTO teachers values (1,'范老师','18086457300'),(2,'张老师','18576335600'),(3,'赵老师','18543768000');</text:p>
      <text:p text:style-name="P3">INSERT INTO students values (1,'李小龙',1,1), <text:s/>(2,'马天宇',1,1), <text:s/>(3,'范 玮琪',0,2), <text:s/>(4,'天明',1,3), <text:s/>(5,'月儿',0,2), <text:s/>(6,'武大郎',1,4);</text:p>
      <text:p text:style-name="P4">INSERT INTO course values (1,1,'体育'),(2,2,'数学'),(3,1,'英语'),(4,3,'化 学'),(5,2,'地理'),(6,3,'生物');</text:p>
      <text:p text:style-name="P4"/>
      <text:p text:style-name="P5">(1)查询所有同学的学号、姓名、班级、授课老师以及课程</text:p>
      <text:p text:style-name="P5">select students.sid,students.sname,classes.caption,group_concat(teachers.tname,course.cname) from students inner join classes on students.classid=classes.cid inner join teachers on <text:soft-page-break/>classes.teacherid=teachers.tid inner join course on teachers.tid=course.teacherid group by students.sid,students.sname,classes.caption;</text:p>
      <text:p text:style-name="P5"/>
      <text:p text:style-name="P5">+-----+-----------+-----------------+-------------------------------------------+</text:p>
      <text:p text:style-name="P5">| sid | sname <text:s text:c="4"/>| caption <text:s text:c="8"/>| group_concat(teachers.tname,course.cname) |</text:p>
      <text:p text:style-name="P5">+-----+-----------+-----------------+-------------------------------------------+</text:p>
      <text:p text:style-name="P5">| <text:s text:c="2"/>1 | 李小龙 <text:s text:c="3"/>| 三年级二班 <text:s text:c="5"/>| 张老师地理,张老师数学 <text:s text:c="20"/>|</text:p>
      <text:p text:style-name="P5">| <text:s text:c="2"/>2 | 马天宇 <text:s text:c="3"/>| 三年级二班 <text:s text:c="5"/>| 张老师地理,张老师数学 <text:s text:c="20"/>|</text:p>
      <text:p text:style-name="P5">| <text:s text:c="2"/>3 | 范玮琪 <text:s text:c="3"/>| 一年级三班 <text:s text:c="5"/>| 范老师体育,范老师英语 <text:s text:c="20"/>|</text:p>
      <text:p text:style-name="P5">| <text:s text:c="2"/>4 | 天明 <text:s text:c="5"/>| 三年级一班 <text:s text:c="5"/>| 赵老师生物,赵老师化 学 <text:s text:c="19"/>|</text:p>
      <text:p text:style-name="P5">| <text:s text:c="2"/>5 | 月儿 <text:s text:c="5"/>| 一年级三班 <text:s text:c="5"/>| 范老师英语,范老师体育 <text:s text:c="20"/>|</text:p>
      <text:p text:style-name="P5">| <text:s text:c="2"/>6 | 武大郎 <text:s text:c="3"/>| 五年级六班 <text:s text:c="5"/>| 张老师地理,张老师数学 <text:s text:c="20"/>|</text:p>
      <text:p text:style-name="P5"/>
      <text:p text:style-name="P5">（２）查询范老师坐在班级有哪些学生</text:p>
      <text:p text:style-name="P5">select * from students where classid in(select cid from classes <text:s/>where teacherid=1);</text:p>
      <text:p text:style-name="P5"/>
      <text:p text:style-name="P5">| sid | sname <text:s text:c="4"/>| gender | classid |</text:p>
      <text:p text:style-name="P5">+-----+-----------+--------+---------+</text:p>
      <text:p text:style-name="P5">| <text:s text:c="2"/>3 | 范玮琪 <text:s text:c="3"/>| <text:s text:c="5"/>0 | <text:s text:c="6"/>2 |</text:p>
      <text:p text:style-name="P5">| <text:s text:c="2"/>5 | 月儿 <text:s text:c="5"/>| <text:s text:c="5"/>0 | <text:s text:c="6"/>2 |</text:p>
      <text:p text:style-name="P5"/>
      <text:p text:style-name="P5"/>
      <text:p text:style-name="P7">（３）<text:span text:style-name="T1">查询出每个老师需要带的科目和班级</text:span></text:p>
      <text:p text:style-name="P8">select teachers.tid,teachers.tname,group_concat(distinct course.cname) as coursename,group_concat(distinct classes.caption) as classname from teachers inner join classes on teachers.tid=classes.teacherid inner join course on teachers.tid=course.teacherid group by teachers.tid,teachers.tname;</text:p>
      <text:p text:style-name="P8">+-----+-----------+----------------+---------------------------------+</text:p>
      <text:p text:style-name="P8">| tid | tname <text:s text:c="4"/>| coursename <text:s text:c="4"/>| classname <text:s text:c="22"/>|</text:p>
      <text:p text:style-name="P8">+-----+-----------+----------------+---------------------------------+</text:p>
      <text:p text:style-name="P8">| <text:s text:c="2"/>1 | 范老师 <text:s text:c="3"/>| 体育,英语 <text:s text:c="5"/>| 一年级三班 <text:s text:c="21"/>|</text:p>
      <text:p text:style-name="P8">| <text:s text:c="2"/>2 | 张老师 <text:s text:c="3"/>| 地理,数学 <text:s text:c="5"/>| 三年级二班,五年级六班 <text:s text:c="10"/>|</text:p>
      <text:p text:style-name="P8">| <text:s text:c="2"/>3 | 赵老师 <text:s text:c="3"/>| 化 学,生物 <text:s text:c="4"/>| 三年级一班 <text:s text:c="21"/>|</text:p>
      <text:p text:style-name="P8"/>
      <text:p text:style-name="P8">（４）查询出每个可好吃那个的任课老师的姓名和电话</text:p>
      <text:p text:style-name="P8">select course.cname,teachers.tname,teachers.phonenum <text:s/>from course inner join teachers on course.teacherid=teachers.tid;</text:p>
      <text:p text:style-name="P8">+---------+-----------+-------------+</text:p>
      <text:p text:style-name="P8">| cname <text:s text:c="2"/>| tname <text:s text:c="4"/>| phonenum <text:s text:c="3"/>|</text:p>
      <text:p text:style-name="P8">+---------+-----------+-------------+</text:p>
      <text:p text:style-name="P8">| 体育 <text:s text:c="3"/>| 范老师 <text:s text:c="3"/>| 18086457300 |</text:p>
      <text:p text:style-name="P8">| 英语 <text:s text:c="3"/>| 范老师 <text:s text:c="3"/>| 18086457300 |</text:p>
      <text:p text:style-name="P8">| 数学 <text:s text:c="3"/>| 张老师 <text:s text:c="3"/>| 18576335600 |</text:p>
      <text:p text:style-name="P8">| 地理 <text:s text:c="3"/>| 张老师 <text:s text:c="3"/>| 18576335600 |</text:p>
      <text:p text:style-name="P8">| 化 学 <text:s text:c="2"/>| 赵老师 <text:s text:c="3"/>| 18543768000 |</text:p>
      <text:p text:style-name="P8">| 生物 <text:s text:c="3"/>| 赵老师 <text:s text:c="3"/>| 18543768000 |</text:p>
      <text:p text:style-name="P8"/>
      <text:p text:style-name="P8"/>
      <text:p text:style-name="P8"/>
      <text:p text:style-name="P5"/>
      <text:p text:style-name="P5"><text:soft-page-break/>（５）根据班级进行分组，返回每个班级的学生的姓名和性别</text:p>
      <text:p text:style-name="P9">select classes.cid,classes.caption,group_concat(students.sname,IF(students.gender=0,'(女)','(男)')) from classes inner join students on classes.cid=students.classid group by classes.cid,classes.caption;</text:p>
      <text:p text:style-name="P9">+-----+-----------------+--------------------------------------------------------------------+</text:p>
      <text:p text:style-name="P9">| cid | caption <text:s text:c="8"/>| group_concat(students.sname,IF(students.gender=0,'(女)','(男)')) <text:s text:c="2"/>|</text:p>
      <text:p text:style-name="P9">+-----+-----------------+--------------------------------------------------------------------+</text:p>
      <text:p text:style-name="P9">| <text:s text:c="2"/>1 | 三年级二班 <text:s text:c="5"/>| 李小龙(男),马天宇(男) <text:s text:c="45"/>|</text:p>
      <text:p text:style-name="P9">| <text:s text:c="2"/>2 | 一年级三班 <text:s text:c="5"/>| 范玮琪(女),月儿(女) <text:s text:c="47"/>|</text:p>
      <text:p text:style-name="P9">| <text:s text:c="2"/>3 | 三年级一班 <text:s text:c="5"/>| 天明(男) <text:s text:c="58"/>|</text:p>
      <text:p text:style-name="P9">| <text:s text:c="2"/>4 | 五年级六班 <text:s text:c="5"/>| 武大郎(男) <text:s text:c="56"/>|　</text:p>
      <text:p text:style-name="P9"/>
      <text:p text:style-name="P11"/>
      <text:p text:style-name="P11">(7) 查询出每个班级名称和班级的人数</text:p>
      <text:p text:style-name="P9"/>
      <text:p text:style-name="P10">select classes.cid,classes.caption,count(1) as total from classes inner join students on classes.cid=students.classid group by classes.cid,classes.caption;</text:p>
      <text:p text:style-name="P10">+-----+-----------------+-------+</text:p>
      <text:p text:style-name="P10">| cid | caption <text:s text:c="8"/>| total |</text:p>
      <text:p text:style-name="P10">+-----+-----------------+-------+</text:p>
      <text:p text:style-name="P10">| <text:s text:c="2"/>1 | 三年级二班 <text:s text:c="5"/>| <text:s text:c="4"/>2 |</text:p>
      <text:p text:style-name="P10">| <text:s text:c="2"/>2 | 一年级三班 <text:s text:c="5"/>| <text:s text:c="4"/>2 |</text:p>
      <text:p text:style-name="P10">| <text:s text:c="2"/>3 | 三年级一班 <text:s text:c="5"/>| <text:s text:c="4"/>1 |</text:p>
      <text:p text:style-name="P10">| <text:s text:c="2"/>4 | 五年级六班 <text:s text:c="5"/>| <text:s text:c="4"/>1 |</text:p>
      <text:p text:style-name="P10"/>
      <text:p text:style-name="P10"/>
      <text:p text:style-name="P10"/>
      <text:p text:style-name="P10"/>
      <text:p text:style-name="P11">create view v_classinfo as select classes.cid,classes.caption,count(1) as total from classes inner join students on classes.cid=students.classid group by classes.cid,classes.caption;</text:p>
      <text:p text:style-name="P11">Query OK, 0 rows affected (0.00 sec)</text:p>
      <text:p text:style-name="P11"/>
      <text:p text:style-name="P11"/>
      <text:p text:style-name="P12">4 rows iselect * from v_classinfo;</text:p>
      <text:p text:style-name="P11">+-----+-----------------+-------+</text:p>
      <text:p text:style-name="P11">| cid | caption <text:s text:c="8"/>| total |</text:p>
      <text:p text:style-name="P11">+-----+-----------------+-------+</text:p>
      <text:p text:style-name="P11">| <text:s text:c="2"/>1 | 三年级二班 <text:s text:c="5"/>| <text:s text:c="4"/>2 |</text:p>
      <text:p text:style-name="P11">| <text:s text:c="2"/>2 | 一年级三班 <text:s text:c="5"/>| <text:s text:c="4"/>2 |</text:p>
      <text:p text:style-name="P11">| <text:s text:c="2"/>3 | 三年级一班 <text:s text:c="5"/>| <text:s text:c="4"/>1 |</text:p>
      <text:p text:style-name="P11">| <text:s text:c="2"/>4 | 五年级六班 <text:s text:c="5"/>| <text:s text:c="4"/>1 |</text:p>
      <text:p text:style-name="P12">+-----+-----------------+-------+n set (0.00 sec)</text:p>
      <text:p text:style-name="P11"/>
      <text:p text:style-name="P11"><text:s/>select cid,caption from v_classinfo where total=(select max(total) from v_classinfo);</text:p>
      <text:p text:style-name="P11">+-----+-----------------+</text:p>
      <text:p text:style-name="P11">| cid | caption <text:s text:c="8"/>|</text:p>
      <text:p text:style-name="P11">+-----+-----------------+</text:p>
      <text:p text:style-name="P11">| <text:s text:c="2"/>2 | 一年级三班 <text:s text:c="5"/>|</text:p>
      <text:p text:style-name="P11">| <text:s text:c="2"/>1 | 三年级二班 <text:s text:c="5"/>|</text:p>
      <text:p text:style-name="P11">+-----+-----------------+</text:p>
      <text:p text:style-name="P11">2 rows in set (0.00 sec)</text:p>
      <text:p text:style-name="P11"><text:soft-page-break/></text:p>
      <text:p text:style-name="P10"/>
      <text:p text:style-name="P6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9:13:36.841365726</meta:creation-date>
    <dc:date>2018-08-16T08:31:38.142155681</dc:date>
    <meta:editing-duration>PT8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07" meta:word-count="1093" meta:character-count="5528" meta:non-whitespace-character-count="4170"/>
  </office:meta>
</office:document-meta>
</file>